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cbe" officeooo:paragraph-rsid="0007fcbe"/>
    </style:style>
    <style:style style:name="P2" style:family="paragraph" style:parent-style-name="Standard">
      <style:text-properties officeooo:rsid="0007fcbe" officeooo:paragraph-rsid="000a848d"/>
    </style:style>
    <style:style style:name="P3" style:family="paragraph" style:parent-style-name="Standard">
      <style:text-properties officeooo:rsid="0007fcbe" officeooo:paragraph-rsid="000b2dcf"/>
    </style:style>
    <style:style style:name="P4" style:family="paragraph" style:parent-style-name="Standard">
      <style:text-properties officeooo:rsid="0007fcbe" officeooo:paragraph-rsid="000c845f"/>
    </style:style>
    <style:style style:name="T1" style:family="text">
      <style:text-properties officeooo:rsid="00095554"/>
    </style:style>
    <style:style style:name="T2" style:family="text">
      <style:text-properties officeooo:rsid="000a848d"/>
    </style:style>
    <style:style style:name="T3" style:family="text">
      <style:text-properties officeooo:rsid="000b2dcf"/>
    </style:style>
    <style:style style:name="T4" style:family="text">
      <style:text-properties fo:language="en" fo:country="US" officeooo:rsid="000b2dcf"/>
    </style:style>
    <style:style style:name="T5" style:family="text">
      <style:text-properties fo:language="en" fo:country="US" officeooo:rsid="000c845f"/>
    </style:style>
    <style:style style:name="T6" style:family="text">
      <style:text-properties fo:language="ru" fo:country="RU" officeooo:rsid="000b2dcf"/>
    </style:style>
    <style:style style:name="T7" style:family="text">
      <style:text-properties fo:language="ru" fo:country="RU" officeooo:rsid="000c8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0"/></text:p>
      <text:p text:style-name="P1"><text:s text:c="72"/>Заголовок</text:p>
      <text:p text:style-name="P1"/>
      <text:p text:style-name="P2"><text:s text:c="5"/><text:span text:style-name="T1">Основной вид деятельности «ИП</text:span> Федоров Игорь Владимирович» <text:span text:style-name="T1">это оказание услуг:</text:span></text:p>
      <text:p text:style-name="P2"><text:span text:style-name="T1">- <text:s/>трудоустройству граждан;</text:span></text:p>
      <text:p text:style-name="P2"><text:span text:style-name="T1">- <text:s/></text:span><text:span text:style-name="T2">помощь предпринимателям в разных сферах Бизнеса.</text:span></text:p>
      <text:p text:style-name="P3"><text:s text:c="4"/></text:p>
      <text:p text:style-name="P3"><text:span text:style-name="T3"><text:s text:c="5"/>Дополнительный вид деятельности — ИП является официальным дилером по распространению дезинфицирующих средств, антисептиков и сопутствующих товаров.</text:span></text:p>
      <text:p text:style-name="P3"><text:span text:style-name="T1"><text:s text:c="2"/></text:span></text:p>
      <text:p text:style-name="P3"><text:span text:style-name="T1"><text:s text:c="4"/>Для эт</text:span><text:span text:style-name="T3">их </text:span><text:span text:style-name="T1">цел</text:span><text:span text:style-name="T3">ей</text:span><text:span text:style-name="T1"> использу</text:span><text:span text:style-name="T3">ю</text:span><text:span text:style-name="T1">тся сайт</text:span><text:span text:style-name="T3">ы</text:span><text:span text:style-name="T1">, </text:span><text:span text:style-name="T2">осуществляется реклама в разных СМИ и </text:span><text:span text:style-name="T3">интернет-</text:span><text:span text:style-name="T2">платформах.</text:span></text:p>
      <text:p text:style-name="P3"><text:s text:c="4"/></text:p>
      <text:p text:style-name="P4"><text:span text:style-name="T6"><text:s text:c="5"/>Ввиду того что предприятие существует сравнительно недавно структура ИП несложная:</text:span></text:p>
      <text:p text:style-name="P4"><text:span text:style-name="T6">- руководитель (учредитель ИП); </text:span></text:p>
      <text:p text:style-name="P4"><text:span text:style-name="T6">- </text:span><text:span text:style-name="T5">IT </text:span><text:span text:style-name="T7">отдел ( два инжинера-программиста);</text:span></text:p>
      <text:p text:style-name="P4"><text:span text:style-name="T7">- бухгалтер.</text:span></text:p>
      <text:p text:style-name="P4"><text:span text:style-name="T7"><text:s text:c="5"/></text:span></text:p>
      <text:p text:style-name="P4"><text:span text:style-name="T7"><text:s text:c="4"/></text:span><text:span text:style-name="T3">Программное обеспечение используемое на всех компьютерах ИП это </text:span><text:span text:style-name="T4">Windows 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8T12:58:01.134000000</meta:creation-date>
    <dc:date>2021-04-01T11:19:09.335000000</dc:date>
    <meta:editing-duration>PT14M46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6" meta:word-count="80" meta:character-count="824" meta:non-whitespace-character-count="571"/>
  </office:meta>
</office:document-meta>
</file>